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4Label.process( String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Label.setDesc( String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Label.execut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P4Label.setLock( String 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Labe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